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x</mi>
      <mo stretchy="false">⇒</mo>
      <mi>t</mi>
      <mi/>
      <mi>;</mi>
      <mi/>
      <msub>
        <mi>y</mi>
        <mi>i</mi>
      </msub>
      <mo stretchy="false">⇒</mo>
      <msub>
        <mi>q</mi>
        <mi>i</mi>
      </msub>
      <mi/>
      <mi>;</mi>
      <mi/>
      <msub>
        <mi>y</mi>
        <mi>i</mi>
      </msub>
      <mi>'</mi>
      <mo stretchy="false">⇒</mo>
      <mover accent="true">
        <msub>
          <mi>q</mi>
          <mi>i</mi>
        </msub>
        <mo stretchy="false">˙</mo>
      </mover>
      <mi/>
      <mi>;</mi>
      <mi/>
      <mi>f</mi>
      <mrow>
        <mo stretchy="false">(</mo>
        <mrow>
          <mi>x</mi>
          <mi>,</mi>
          <mstyle mathvariant="bold">
            <mrow>
              <mi>y</mi>
            </mrow>
          </mstyle>
          <mi>,</mi>
          <mstyle mathvariant="bold">
            <mrow>
              <mi>y</mi>
            </mrow>
          </mstyle>
          <mi>'</mi>
        </mrow>
        <mo stretchy="false">)</mo>
      </mrow>
      <mo stretchy="false">⇒</mo>
      <mi>L</mi>
      <mrow>
        <mo stretchy="false">(</mo>
        <mrow>
          <mi>t</mi>
          <mi>,</mi>
          <mstyle mathvariant="bold">
            <mrow>
              <mi>q</mi>
            </mrow>
          </mstyle>
          <mi>,</mi>
          <mstyle mathvariant="bold">
            <mrow>
              <mover accent="true">
                <mi>q</mi>
                <mo stretchy="false">˙</mo>
              </mover>
            </mrow>
          </mstyle>
        </mrow>
        <mo stretchy="false">)</mo>
      </mrow>
    </mrow>
    <annotation encoding="StarMath 5.0">x drarrow t`;~y_i drarrow q_i`;~y_i' drarrow dot q_i`;~f(x,bold y, bold y') drarrow L(t,bold q, bold dot q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06:38.690000000</meta:creation-date>
    <meta:generator>LibreOffice/4.1.4.2$Windows_x86 LibreOffice_project/0a0440ccc0227ad9829de5f46be37cfb6edcf72</meta:generator>
  </office:meta>
</office:document-meta>
</file>